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TakaoPMincho" svg:font-family="TakaoPMincho" style:font-pitch="variable"/>
    <style:font-face style:name="Source Han Sans JP Regular1" svg:font-family="'Source Han Sans JP Regular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0.423cm"/>
      <style:text-properties style:font-name="Source Han Sans JP Regular1" fo:font-size="8pt" style:font-name-asian="Source Han Sans JP Regular1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iku by Kobayashi Issa</text:p>
      <text:p text:style-name="P1"/>
      <text:p text:style-name="P1"/>
      <text:p text:style-name="P1">Bring me</text:p>
      <text:p text:style-name="P1">the harvest moon,</text:p>
      <text:p text:style-name="P1">cries the child</text:p>
      <text:p text:style-name="P1"/>
      <text:p text:style-name="P1">In the autumn wind,</text:p>
      <text:p text:style-name="P1">walking their escape,</text:p>
      <text:p text:style-name="P1">fireflies.</text:p>
      <text:p text:style-name="P1"/>
      <text:p text:style-name="P1">Good enough to eat,</text:p>
      <text:p text:style-name="P1">snow,</text:p>
      <text:p text:style-name="P1">a-drift, a -drift.</text:p>
      <text:p text:style-name="P1"/>
      <text:p text:style-name="P1"/>
      <text:p text:style-name="P1">小林一茶</text:p>
      <text:p text:style-name="P1"/>
      <text:p text:style-name="P1"/>
      <text:p text:style-name="P1">名月をとってくれろと泣く子かな</text:p>
      <text:p text:style-name="P1"/>
      <text:p text:style-name="P1">秋風に歩いて逃げる蛍かな</text:p>
      <text:p text:style-name="P1"/>
      <text:p text:style-name="P1">うまさうな雪がふうはりふうはりと</text:p>
      <text:p text:style-name="P1"/>
      <text:p text:style-name="P1"/>
      <text:p text:style-name="P1">§</text:p>
      <text:p text:style-name="P1"/>
      <text:p text:style-name="P1"/>
      <text:p text:style-name="P1">名月をとってくれろと泣く子かな</text:p>
      <text:p text:style-name="P1">名月 The harvest moon.</text:p>
      <text:p text:style-name="P1">を Transitive particle.</text:p>
      <text:p text:style-name="P1">とって Take (conjunctive form).</text:p>
      <text:p text:style-name="P1">くれろ To give, in this case (after the conjuctive form of a verb) showing that the preceding verb would be doing a favour.</text:p>
      <text:p text:style-name="P1">と Here functioning as a quotational particle to quote what precedes it.</text:p>
      <text:p text:style-name="P1">泣く To cry.</text:p>
      <text:p text:style-name="P1">子 Child.</text:p>
      <text:p text:style-name="P1">かな This is like “I wonder”, though in this case it’s kind of like an emphasis and maybe a bit like “alas”.</text:p>
      <text:p text:style-name="P1">The implication is that the child is the speaker’s child.</text:p>
      <text:p text:style-name="P1">So “Child crying ‘bring [me] the harvest moon.’”</text:p>
      <text:p text:style-name="P1"/>
      <text:p text:style-name="P1"/>
      <text:p text:style-name="P1">秋風に歩いて逃げる蛍かな</text:p>
      <text:p text:style-name="P1">秋風 Autumn wind.</text:p>
      <text:p text:style-name="P1">に Directional particle. Conveniently translatable as “in” here.</text:p>
      <text:p text:style-name="P1">歩いて To walk (conjuntive).</text:p>
      <text:p text:style-name="P1">逃げる To escape.</text:p>
      <text:p text:style-name="P1">蛍 Firefly.</text:p>
      <text:p text:style-name="P1">かな Same “かな” as at the end of the previous haiku.</text:p>
      <text:p text:style-name="P1">So “Fireflies walk-escaping in the Autumn wind.”</text:p>
      <text:p text:style-name="P1"/>
      <text:p text:style-name="P1"/>
      <text:p text:style-name="P1">うまさうな雪がふうはりふうはりと</text:p>
      <text:p text:style-name="P1">うまさうな The adjective “うまい” translatable as “skillful”, “clever”, “delicious”, “appetising”, “splendid”, “promising” with the “そう” added to it to be like “seems [like adjective/thing]”.</text:p>
      <text:p text:style-name="P1">雪 Snow.</text:p>
      <text:p text:style-name="P1">が Subject particle to show that’s it’s the snow that is doing these things.</text:p>
      <text:p text:style-name="P1"><text:bookmark-start text:name="__DdeLink__70_451979176"/>ふうはりふうはり<text:bookmark-end text:name="__DdeLink__70_451979176"/> Gently, softly [drifting].</text:p>
      <text:p text:style-name="P1">と Acting like the quotational particle again, but this time to show that the preceding “ふうはりふうはり” is how the snow is falling.</text:p>
      <text:p text:style-name="P1">So “Splendid-seeming snow, softly, softly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Source Han Sans JP Medium" svg:font-family="'Source Han Sans JP Medium'" style:font-family-generic="swiss"/>
    <style:font-face style:name="Source Han Sans JP Regular" svg:font-family="'Source Han Sans JP Regular'" style:font-family-generic="swiss"/>
    <style:font-face style:name="TakaoPMincho" svg:font-family="TakaoPMincho" style:font-pitch="variable"/>
    <style:font-face style:name="Source Han Sans JP Regular1" svg:font-family="'Source Han Sans JP Regular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Han Sans JP Regular" fo:font-size="12pt" fo:language="en" fo:country="GB" style:letter-kerning="true" style:font-name-asian="Source Han Sans JP Regular" style:font-size-asian="12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Source Han Sans JP Medium" fo:font-size="14pt" style:font-name-asian="Source Han Sans JP Medium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="Source Han Sans JP Regular" style:font-name-asian="Source Han Sans JP Regular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Source Han Sans JP Regular" fo:font-size="12pt" fo:font-style="italic" style:font-name-asian="Source Han Sans JP Regular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 JP Regular" style:font-name-asian="Source Han Sans JP Regular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7.6cm" fo:page-height="25cm" style:num-format="1" style:print-orientation="portrait" fo:margin="1.499cm" fo:margin-top="1.499cm" fo:margin-bottom="1.499cm" fo:margin-left="1.499cm" fo:margin-right="1.499cm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22:24:03</meta:creation-date>
    <dc:date>2015-12-22T00:59:50</dc:date>
    <meta:editing-duration>PT9M55S</meta:editing-duration>
    <meta:editing-cycles>13</meta:editing-cycles>
    <meta:generator>LibreOffice/3.5$Linux_X86_64 LibreOffice_project/350m1$Build-2</meta:generator>
    <meta:document-statistic meta:table-count="0" meta:image-count="0" meta:object-count="0" meta:page-count="1" meta:paragraph-count="41" meta:word-count="300" meta:character-count="1428" meta:non-whitespace-character-count="1236"/>
  </office:meta>
</office:document-meta>
</file>